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HIDALG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5268987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65970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EDER JUSTO RODRIGUEZ CAVER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9815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RELLANO VALDEZ MARGOT GABRIEL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499104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2 - Trans. Aer. Caja Patos Criollos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5/10/2021</text:p>
          </table:table-cell>
          <table:table-cell table:style-name="Tabla2.A2" office:value-type="string">
            <text:p text:style-name="P7">676168</text:p>
          </table:table-cell>
          <table:table-cell table:style-name="Tabla2.A2" office:value-type="string">
            <text:p text:style-name="P7">2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HUACHIPATOS</text:p>
          </table:table-cell>
          <table:table-cell table:style-name="Tabla3.A2" office:value-type="string">
            <text:p text:style-name="P20">PAT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22:22:0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